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1">FECHA: </text:span>16/0572020</text:p>
          </table:table-cell>
        </table:table-row>
        <table:table-row>
          <table:table-cell table:style-name="Tabla1.A2" office:value-type="string">
            <text:p text:style-name="Table_20_Contents"><text:span text:style-name="T1">DESCRIPCION:</text:span> Permite poder acceder <text:s/>a las consultas.</text:p>
          </table:table-cell>
        </table:table-row>
        <table:table-row>
          <table:table-cell table:style-name="Tabla1.A2" office:value-type="string">
            <text:p text:style-name="Table_20_Contents"><text:span text:style-name="T1">ACTORES:</text:span> clientes/gestor</text:p>
          </table:table-cell>
        </table:table-row>
        <table:table-row>
          <table:table-cell table:style-name="Tabla1.A2" office:value-type="string">
            <text:p text:style-name="Table_20_Contents"><text:span text:style-name="T1">PRECONDICIONES:</text:span>El usuario debe iniciar sesión para poder acceder a las consultas </text:p>
          </table:table-cell>
        </table:table-row>
        <table:table-row>
          <table:table-cell table:style-name="Tabla1.A2" office:value-type="string">
            <text:p text:style-name="P1">FLUJO NORMAL:</text:p>
            <text:p text:style-name="Table_20_Contents">1-El actor clica en seleccionar consulta.</text:p>
            <text:p text:style-name="Table_20_Contents">2-La página mostrara varias opciones para que que se seleccione la consulta deseada.</text:p>
            <text:p text:style-name="Table_20_Contents">3-El actor realiza la consulta</text:p>
            <text:p text:style-name="Table_20_Contents">4-El moderador recibe un aviso de consulta nuevo.</text:p>
            <text:p text:style-name="Table_20_Contents">5-El moderador comprueba que la consulta es correcta y permite al usuario realizarla</text:p>
          </table:table-cell>
        </table:table-row>
        <table:table-row>
          <table:table-cell table:style-name="Tabla1.A2" office:value-type="string">
            <text:p text:style-name="P1">FLUJO ALTERNATIVO:</text:p>
            <text:p text:style-name="P2">Si la consulta no es correcta el moderador mandara un mensaje diciendo que la consulta es incorrecta</text:p>
          </table:table-cell>
        </table:table-row>
        <table:table-row>
          <table:table-cell table:style-name="Tabla1.A2" office:value-type="string">
            <text:p text:style-name="P1">POSCONDICIONES:<text:span text:style-name="T2">Una vez realizada la consulta se quedara guardada en la base de datos de la página,por si se debe realizar un registro de consultas.</text:span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6T19:43:20.63</meta:creation-date>
    <dc:date>2020-05-16T22:34:18.54</dc:date>
    <meta:editing-duration>PT2H19M15S</meta:editing-duration>
    <meta:editing-cycles>1</meta:editing-cycles>
    <meta:generator>OpenOffice/4.1.4$Win32 OpenOffice.org_project/414m5$Build-9788</meta:generator>
    <meta:document-statistic meta:table-count="1" meta:image-count="0" meta:object-count="0" meta:page-count="1" meta:paragraph-count="13" meta:word-count="112" meta:character-count="740"/>
  </office:meta>
</office:document-meta>
</file>